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style:line-height-at-least="0.25in" fo:text-align="start" style:justify-single-word="false" style:text-autospace="none"/>
      <style:text-properties style:use-window-font-color="true" style:font-name="Verdana" fo:font-size="16pt" fo:font-weight="bold" style:font-name-asian="Verdana" style:font-size-asian="16pt" style:font-weight-asian="bold" style:font-name-complex="Verdana" style:font-size-complex="16pt" style:font-weight-complex="bold"/>
    </style:style>
    <style:style style:name="P2" style:family="paragraph" style:parent-style-name="Standard">
      <style:paragraph-properties style:line-height-at-least="0.25in" fo:text-align="start" style:justify-single-word="false" style:text-autospace="none"/>
      <style:text-properties fo:color="#999999" style:font-name="Verdana" fo:font-size="16pt" fo:font-weight="normal" style:font-name-asian="Verdana" style:font-size-asian="16pt" style:font-weight-asian="normal" style:font-name-complex="Verdana" style:font-size-complex="16pt" style:font-weight-complex="normal"/>
    </style:style>
    <style:style style:name="P3" style:family="paragraph" style:parent-style-name="Standard">
      <style:text-properties fo:font-size="16pt" style:font-size-asian="16pt" style:font-size-complex="16pt"/>
    </style:style>
    <style:style style:name="P4" style:family="paragraph" style:parent-style-name="Standard">
      <style:paragraph-properties fo:margin-left="0.5in" fo:margin-right="0in" style:line-height-at-least="0.25in" fo:text-align="start" style:justify-single-word="false" fo:text-indent="-0.5in" style:auto-text-indent="false" style:text-autospace="none">
        <style:tab-stops>
          <style:tab-stop style:position="-0.3472in"/>
          <style:tab-stop style:position="0in"/>
        </style:tab-stops>
      </style:paragraph-properties>
      <style:text-properties style:use-window-font-color="true" style:font-name="Verdana" fo:font-size="16pt" fo:font-weight="normal" style:font-name-asian="Verdana" style:font-size-asian="16pt" style:font-weight-asian="normal" style:font-name-complex="Verdana" style:font-size-complex="16pt" style:font-weight-complex="normal"/>
    </style:style>
    <style:style style:name="P5"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P6" style:family="paragraph" style:parent-style-name="Standard">
      <style:paragraph-properties style:line-height-at-least="0.25in" fo:text-align="start" style:justify-single-word="false" style:text-autospace="none"/>
      <style:text-properties style:use-window-font-color="true" style:font-name="Verdana" fo:font-size="16pt" fo:font-weight="normal" style:font-name-asian="Verdana" style:font-size-asian="16pt" style:font-weight-asian="normal" style:font-name-complex="Verdana" style:font-size-complex="16pt" style:font-weight-complex="normal"/>
    </style:style>
    <style:style style:name="P7" style:family="paragraph" style:parent-style-name="Standard">
      <style:paragraph-properties style:line-height-at-least="0.25in" fo:text-align="start" style:justify-single-word="false" style:text-autospace="none"/>
      <style:text-properties style:use-window-font-color="true" style:font-name="Verdana" fo:font-size="16pt" fo:font-weight="bold" style:font-name-asian="Verdana" style:font-size-asian="16pt" style:font-weight-asian="bold" style:font-name-complex="Verdana" style:font-size-complex="16pt" style:font-weight-complex="bold"/>
    </style:style>
    <style:style style:name="P8" style:family="paragraph" style:parent-style-name="Standard">
      <style:paragraph-properties fo:margin-top="0in" fo:margin-bottom="0.1665in" style:line-height-at-least="0.25in" fo:text-align="start" style:justify-single-word="false" style:text-autospace="none"/>
      <style:text-properties style:use-window-font-color="true" style:font-name="Verdana" fo:font-size="32pt" fo:font-weight="bold" style:font-name-asian="Verdana" style:font-size-asian="32pt" style:font-weight-asian="bold" style:font-name-complex="Verdana" style:font-size-complex="32pt" style:font-weight-complex="bold"/>
    </style:style>
    <style:style style:name="P9" style:family="paragraph" style:parent-style-name="Standard">
      <style:paragraph-properties fo:margin-left="0.5in" fo:margin-right="0in" style:line-height-at-least="0.361in" fo:text-align="start" style:justify-single-word="false" fo:text-indent="-0.5in" style:auto-text-indent="false" style:text-autospace="none">
        <style:tab-stops>
          <style:tab-stop style:position="-0.3472in"/>
          <style:tab-stop style:position="0in"/>
        </style:tab-stops>
      </style:paragraph-properties>
      <style:text-properties fo:font-size="16pt" style:font-size-asian="16pt" style:font-size-complex="16pt"/>
    </style:style>
    <style:style style:name="T1" style:family="text">
      <style:text-properties style:use-window-font-color="true" style:font-name="Verdana" fo:font-weight="bold" style:font-name-asian="Verdana" style:font-weight-asian="bold" style:font-name-complex="Verdana" style:font-weight-complex="bold"/>
    </style:style>
    <style:style style:name="T2" style:family="text">
      <style:text-properties style:use-window-font-color="true" style:font-name="Verdana" fo:font-weight="normal" style:font-name-asian="Verdana" style:font-weight-asian="normal" style:font-name-complex="Verdana"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Baked Pie Shell</text:p>
      <text:p text:style-name="P6">Makes: <text:s/>one 9-inch pie shell</text:p>
      <text:p text:style-name="P1"/>
      <text:p text:style-name="P1">INGREDIENTS</text:p>
      <text:p text:style-name="P1"/>
      <text:p text:style-name="P5"><text:span text:style-name="T1"><text:tab/><text:tab/>1 1/4</text:span><text:span text:style-name="T2"> cups (6 1/4 ounces) unbleached all-purpose flour , plus more for work surface</text:span></text:p>
      <text:p text:style-name="P5"><text:span text:style-name="T1"><text:tab/><text:tab/>1/2</text:span><text:span text:style-name="T2"> teaspoon table salt</text:span></text:p>
      <text:p text:style-name="P5"><text:span text:style-name="T1"><text:tab/><text:tab/>1</text:span><text:span text:style-name="T2"> tablespoon sugar</text:span></text:p>
      <text:p text:style-name="P5"><text:span text:style-name="T1"><text:tab/><text:tab/>6</text:span><text:span text:style-name="T2"> tablespoons (3/4 stick) cold unsalted butter , cut into 1/4-inch slices</text:span></text:p>
      <text:p text:style-name="P5"><text:span text:style-name="T1"><text:tab/><text:tab/>1/4</text:span><text:span text:style-name="T2"> cup vegetable shortening , cut into 4 pieces</text:span></text:p>
      <text:p text:style-name="P5"><text:span text:style-name="T1"><text:tab/><text:tab/>2</text:span><text:span text:style-name="T2"> tablespoons vodka , cold</text:span></text:p>
      <text:p text:style-name="P5"><text:span text:style-name="T1"><text:tab/><text:tab/>2</text:span><text:span text:style-name="T2"> tablespoons cold water</text:span></text:p>
      <text:p text:style-name="P5"><text:span text:style-name="T2"/></text:p>
      <text:p text:style-name="P1">INSTRUCTIONS</text:p>
      <text:p text:style-name="P4"><text:tab/><text:tab/>1. Process ¾ cup flour, salt, and sugar together in food processor until combined, about two 1-second pulses. Add butter and shortening and process until homogeneous dough just starts to collect in uneven clumps, about 10 seconds (dough will resemble cottage cheese curds with some very small pieces of butter remaining, but there should be no uncoated flour). Scrape down sides and bottom of bowl with rubber spatula and redistribute dough evenly around processor blade. Add ½ cup flour and pulse until mixture is evenly distributed around bowl and mass of dough has been broken up, 4 to 6 quick pulses. Empty mixture into medium bowl.</text:p>
      <text:p text:style-name="P4"><text:soft-page-break/><text:tab/><text:tab/>2. Sprinkle vodka and water over mixture. With rubber spatula, use folding motion to mix, pressing down on dough until dough is slightly tacky and sticks together. Flatten dough into 4-inch disk. Wrap in plastic wrap and refrigerate at least 45 minutes or up to 2 days.</text:p>
      <text:p text:style-name="P4"><text:tab/><text:tab/>3. Adjust oven rack to lowest position, place rimmed baking sheet on oven rack, and heat oven to 425 degrees. Remove dough from refrigerator and roll out on generously floured (up to ¼ cup) work surface to 12-inch circle about 1/8 inch thick. Roll dough loosely around rolling pin and unroll into pie plate, leaving at least 1-inch overhang on each side. Working around circumference, ease dough into plate by gently lifting edge of dough with 1 hand while pressing into plate bottom with other hand. Leave overhanging dough in place; refrigerate until dough is firm, about 30 minutes.</text:p>
      <text:p text:style-name="P4"><text:tab/><text:tab/>4. Trim overhang to ½ inch beyond lip of pie plate. Fold overhang under itself; folded edge should be flush with edge of pie plate. Flute dough or press tines of fork against dough to flatten against rim of pie plate. Refrigerate dough-lined plate until firm, about 15 minutes.</text:p>
      <text:p text:style-name="P4"><text:tab/><text:tab/>5. Remove pie plate from refrigerator, line crust with foil, and fill with pie weights or pennies. Bake for 15 minutes. Remove foil and weights, rotate plate, and bake for 5 to 10 additional minutes, until crust is golden brown and crisp. Let cool to room temperature.</text:p>
      <text:p text:style-name="P2"/>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Verdana" svg:font-family="Verdan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Houk</meta:initial-creator>
    <meta:creation-date>2012-07-15T00:41:11</meta:creation-date>
    <dc:date>2014-07-25T14:17:51</dc:date>
    <dc:creator>Robert Houk</dc:creator>
    <meta:editing-duration>PT00H03M33S</meta:editing-duration>
    <meta:editing-cycles>2</meta:editing-cycles>
    <meta:generator>OpenOffice.org/3.2$Unix OpenOffice.org_project/320m18$Build-9502</meta:generator>
    <meta:document-statistic meta:table-count="0" meta:image-count="0" meta:object-count="0" meta:page-count="2" meta:paragraph-count="16" meta:word-count="410" meta:character-count="2420"/>
  </office:meta>
</office:document-meta>
</file>